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Arial" svg:font-family="Arial" style:font-family-generic="swiss"/>
    <style:font-face style:name="Lucida Sans Unicode1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9cm" table:align="left" style:writing-mode="lr-tb"/>
    </style:style>
    <style:style style:name="Tabelle1.A" style:family="table-column">
      <style:table-column-properties style:column-width="10.377cm"/>
    </style:style>
    <style:style style:name="Tabelle1.B" style:family="table-column">
      <style:table-column-properties style:column-width="3.117cm"/>
    </style:style>
    <style:style style:name="Tabelle1.C" style:family="table-column">
      <style:table-column-properties style:column-width="3.50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cm" fo:border="none" style:writing-mode="lr-tb"/>
    </style:style>
    <style:style style:name="Tabelle2" style:family="table">
      <style:table-properties style:width="16.999cm" table:align="left" style:writing-mode="lr-tb"/>
    </style:style>
    <style:style style:name="Tabelle2.A" style:family="table-column">
      <style:table-column-properties style:column-width="10.377cm"/>
    </style:style>
    <style:style style:name="Tabelle2.B" style:family="table-column">
      <style:table-column-properties style:column-width="3.117cm"/>
    </style:style>
    <style:style style:name="Tabelle2.C" style:family="table-column">
      <style:table-column-properties style:column-width="3.505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font-size-asian="11pt" style:font-name-complex="Arial1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fo:font-style="normal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9" style:family="paragraph" style:parent-style-name="Standard">
      <style:text-properties style:font-name="Arial1" fo:font-size="13pt" fo:font-weight="normal" style:font-size-asian="13pt" style:font-weight-asian="normal" style:font-name-complex="Arial1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3pt" fo:font-weight="normal" style:font-size-asian="13pt" style:font-weight-asian="normal" style:font-name-complex="Arial1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3pt" fo:font-style="normal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start" style:justify-single-word="false" fo:background-color="#e6e6ff">
        <style:background-image/>
      </style:paragraph-properties>
    </style:style>
    <style:style style:name="P15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style:font-name="Arial1" fo:font-size="11pt" fo:font-style="normal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1" fo:font-size="13pt" fo:font-style="normal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P18" style:family="paragraph" style:parent-style-name="Standard">
      <style:paragraph-properties fo:break-before="page"/>
      <style:text-properties style:font-name="Arial1" fo:font-size="13pt" fo:font-weight="normal" style:font-size-asian="13pt" style:font-weight-asian="normal" style:font-name-complex="Arial1" style:font-size-complex="13pt" style:font-weight-complex="normal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1" fo:font-size="11pt" fo:font-style="normal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P22" style:family="paragraph" style:parent-style-name="Header">
      <style:paragraph-properties fo:text-align="end" style:justify-single-word="false"/>
      <style:text-properties style:font-name="Arial1" fo:font-size="10pt" style:font-size-asian="10pt" style:font-name-complex="Arial1" style:font-size-complex="10pt"/>
    </style:style>
    <style:style style:name="P23" style:family="paragraph" style:parent-style-name="Table_20_Contents">
      <style:paragraph-properties style:snap-to-layout-grid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Table_20_Contents">
      <style:paragraph-properties fo:background-color="#e6e6e6" style:snap-to-layout-grid="false">
        <style:background-image/>
      </style:paragraph-properties>
      <style:text-properties style:font-name="Arial1" fo:font-size="11pt" style:font-size-asian="11pt" style:font-name-complex="Arial1" style:font-size-complex="11pt"/>
    </style:style>
    <style:style style:name="P25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style:font-name-asian="Arial1"/>
    </style:style>
    <style:style style:name="T2" style:family="text"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T3" style:family="text">
      <style:text-properties style:font-name="Arial1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T4" style:family="text">
      <style:text-properties style:font-name="Arial1" fo:font-size="10pt" style:font-size-asian="10pt" style:font-name-complex="Arial1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name-asian="Times New Roman" style:font-size-asian="11pt" style:font-name-complex="Times New Roman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-asian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tatusbericht<text:span text:style-name="T1"> </text:span>I</text:p>
      <text:p text:style-name="P2">(Mashup-Platform)</text:p>
      <text:p text:style-name="P4"/>
      <text:p text:style-name="P4"/>
      <text:p text:style-name="P10">1.<text:span text:style-name="T1"> </text:span>Gesamtstatus</text:p>
      <text:p text:style-name="P4"/>
      <text:p text:style-name="P4">Das<text:span text:style-name="T1"> </text:span>Team<text:span text:style-name="T1"> </text:span>konkretisierte<text:span text:style-name="T1"> </text:span>in<text:span text:style-name="T1"> </text:span>der<text:span text:style-name="T1"> </text:span>ersten<text:span text:style-name="T1"> </text:span>Woche<text:span text:style-name="T1"> </text:span>nach<text:span text:style-name="T1"> </text:span>dem<text:span text:style-name="T1"> </text:span>Kick-Off-Meeting<text:span text:style-name="T1"> </text:span>vom<text:span text:style-name="T1"> </text:span>19.08.2011<text:span text:style-name="T1"> </text:span>die<text:span text:style-name="T1"> </text:span>Projektidee<text:span text:style-name="T1"> </text:span>mit<text:span text:style-name="T1"> </text:span>Hilfe<text:span text:style-name="T1"> </text:span>von<text:span text:style-name="T1"> </text:span>Brainstorming<text:span text:style-name="T1"> </text:span>und<text:span text:style-name="T1"> </text:span>Online-Diskussionen.</text:p>
      <text:p text:style-name="P4">Bei<text:span text:style-name="T1"> </text:span>einem<text:span text:style-name="T1"> </text:span>persönlichen<text:span text:style-name="T1"> </text:span>Treffen<text:span text:style-name="T1"> </text:span>wurden<text:span text:style-name="T1"> </text:span>aus<text:span text:style-name="T1"> </text:span>den<text:span text:style-name="T1"> </text:span>eingegangenen<text:span text:style-name="T1"> </text:span>Vorschlägen<text:span text:style-name="T1"> </text:span>ein<text:span text:style-name="T1"> </text:span>gemeinsames<text:span text:style-name="T1"> </text:span>Ziel<text:span text:style-name="T1"> </text:span>abgeleitet.</text:p>
      <text:p text:style-name="P4"/>
      <text:p text:style-name="P15">Gesamtziel</text:p>
      <text:p text:style-name="P14"><text:span text:style-name="T2">Das</text:span><text:span text:style-name="T3"> </text:span><text:span text:style-name="T2">Endprodukt</text:span><text:span text:style-name="T3"> </text:span><text:span text:style-name="T2">dieser</text:span><text:span text:style-name="T3"> </text:span><text:span text:style-name="T2">Projektarbeit</text:span><text:span text:style-name="T3"> </text:span><text:span text:style-name="T2">ist</text:span><text:span text:style-name="T3"> </text:span><text:span text:style-name="T2">eine</text:span><text:span text:style-name="T3"> </text:span><text:span text:style-name="T2">Software,</text:span><text:span text:style-name="T3"> </text:span><text:span text:style-name="T2">welche</text:span><text:span text:style-name="T3"> </text:span><text:span text:style-name="T2">dem</text:span><text:span text:style-name="T3"> </text:span><text:span text:style-name="T2">User</text:span><text:span text:style-name="T3"> </text:span><text:span text:style-name="T2">das</text:span><text:span text:style-name="T3"> </text:span><text:span text:style-name="T2">Erstellen</text:span><text:span text:style-name="T3"> </text:span><text:span text:style-name="T2">und</text:span><text:span text:style-name="T3"> </text:span><text:span text:style-name="T2">Ausführen</text:span><text:span text:style-name="T3"> </text:span><text:span text:style-name="T2">eigener</text:span><text:span text:style-name="T3"> </text:span><text:span text:style-name="T2">Mashups</text:span><text:span text:style-name="Footnote_20_anchor"><text:span text:style-name="T2"><text:note text:id="ftn1" text:note-class="footnote"><text:note-citation text:label="*">*</text:note-citation><text:note-body><text:p text:style-name="P25"><text:span text:style-name="T6"><text:s/></text:span><text:span text:style-name="T2">Unter</text:span><text:span text:style-name="T3"> </text:span><text:span text:style-name="T2">Mashup</text:span><text:span text:style-name="T3"> </text:span><text:span text:style-name="T2">wird</text:span><text:span text:style-name="T3"> </text:span><text:span text:style-name="T2">bei</text:span><text:span text:style-name="T3"> </text:span><text:span text:style-name="T2">dieser</text:span><text:span text:style-name="T3"> </text:span><text:span text:style-name="T2">Projektarbeit</text:span><text:span text:style-name="T3"> </text:span><text:span text:style-name="T2">das</text:span><text:span text:style-name="T3"> </text:span><text:span text:style-name="T2">Verknüpfen</text:span><text:span text:style-name="T3"> </text:span><text:span text:style-name="T2">von</text:span><text:span text:style-name="T3"> </text:span><text:span text:style-name="T2">Web-Inhalten</text:span><text:span text:style-name="T3"> </text:span><text:span text:style-name="T2">unterschiedlicher</text:span><text:span text:style-name="T3"> </text:span><text:span text:style-name="T2">Datenquellen</text:span><text:span text:style-name="T3"> </text:span><text:span text:style-name="T2">verstanden.</text:span></text:p></text:note-body></text:note></text:span></text:span><text:span text:style-name="T3"> </text:span><text:span text:style-name="T2">ermöglicht.</text:span></text:p>
      <text:p text:style-name="P16">Jeder<text:span text:style-name="T1"> </text:span>Mashup<text:span text:style-name="T1"> </text:span>bildet<text:span text:style-name="T1"> </text:span>eine<text:span text:style-name="T1"> </text:span>Datenquelle,<text:span text:style-name="T1"> </text:span>die<text:span text:style-name="T1"> </text:span>genutzt<text:span text:style-name="T1"> </text:span>werden<text:span text:style-name="T1"> </text:span>kann,<text:span text:style-name="T1"> </text:span>um<text:span text:style-name="T1"> </text:span>daraus<text:span text:style-name="T1"> </text:span>neue<text:span text:style-name="T1"> </text:span>Mashups<text:span text:style-name="T1"> </text:span>zu<text:span text:style-name="T1"> </text:span>kreieren.</text:p>
      <text:p text:style-name="P16">Auf<text:span text:style-name="T1"> </text:span>diese<text:span text:style-name="T1"> </text:span>Weise<text:span text:style-name="T1"> </text:span>können<text:span text:style-name="T1"> </text:span>User<text:span text:style-name="T1"> </text:span>kollaborativ<text:span text:style-name="T1"> </text:span>Daten<text:span text:style-name="T1"> </text:span>aus<text:span text:style-name="T1"> </text:span>dem<text:span text:style-name="T1"> </text:span>Internet<text:span text:style-name="T1"> </text:span>filtern<text:span text:style-name="T1"> </text:span>und<text:span text:style-name="T1"> </text:span>strukturieren.</text:p>
      <text:p text:style-name="P4"/>
      <text:p text:style-name="P5">Nach<text:span text:style-name="T1"> </text:span>der<text:span text:style-name="T1"> </text:span>Fixierung<text:span text:style-name="T1"> </text:span>der<text:span text:style-name="T1"> </text:span>Projektidee<text:span text:style-name="T1"> </text:span>wurden<text:span text:style-name="T1"> </text:span>die<text:span text:style-name="T1"> </text:span>Rollen<text:span text:style-name="T1"> </text:span>für<text:span text:style-name="T1"> </text:span>den<text:span text:style-name="T1"> </text:span>weiteren<text:span text:style-name="T1"> </text:span>Projektverlauf<text:span text:style-name="T1"> </text:span>verteilt.</text:p>
      <text:p text:style-name="P5"/>
      <text:p text:style-name="P15">Rollenverteilung</text:p>
      <text:p text:style-name="P16">Alexander<text:span text:style-name="T1"> </text:span>Matt<text:span text:style-name="T1"> </text:span>(Projektmitarbeiter)</text:p>
      <text:p text:style-name="P16">Joël<text:span text:style-name="T1"> </text:span>Poyet<text:span text:style-name="T1"> </text:span>(Auftraggeber)</text:p>
      <text:p text:style-name="P16">Jan<text:span text:style-name="T1"> </text:span>Wild<text:span text:style-name="T1"> </text:span>(Projektmitarbeiter)</text:p>
      <text:p text:style-name="P16">Malte<text:span text:style-name="T1"> </text:span>Wintner<text:span text:style-name="T1"> </text:span>(Projektleiter)</text:p>
      <text:p text:style-name="P5"/>
      <text:p text:style-name="P5">Der<text:span text:style-name="T1"> </text:span>Fokus<text:span text:style-name="T1"> </text:span>in<text:span text:style-name="T1"> </text:span>der<text:span text:style-name="T1"> </text:span>zweiten<text:span text:style-name="T1"> </text:span>Woche<text:span text:style-name="T1"> </text:span>lag<text:span text:style-name="T1"> </text:span>bei<text:span text:style-name="T1"> </text:span>der<text:span text:style-name="T1"> </text:span>Einführung<text:span text:style-name="T1"> </text:span>eines<text:span text:style-name="T1"> </text:span>Informations-<text:span text:style-name="T1"> </text:span>und<text:span text:style-name="T1"> </text:span>Berichtswesens.<text:span text:style-name="T1"> </text:span>Da<text:span text:style-name="T1"> </text:span>die<text:span text:style-name="T1"> </text:span>Zusammenarbeit<text:span text:style-name="T1"> </text:span>zum<text:span text:style-name="T1"> </text:span>grössten<text:span text:style-name="T1"> </text:span>Teil<text:span text:style-name="T1"> </text:span>nur<text:span text:style-name="T1"> </text:span>über<text:span text:style-name="T1"> </text:span>das<text:span text:style-name="T1"> </text:span>Internet<text:span text:style-name="T1"> </text:span>erfolgen<text:span text:style-name="T1"> </text:span>konnte,<text:span text:style-name="T1"> </text:span>wurden<text:span text:style-name="T1"> </text:span>geeignete<text:span text:style-name="T1"> </text:span>Web-Programme<text:span text:style-name="T1"> </text:span>(Skype,<text:span text:style-name="T1"> </text:span>WIKI,<text:span text:style-name="T1"> </text:span>Bug<text:span text:style-name="T1"> </text:span>Tracker,<text:span text:style-name="T1"> </text:span>...)<text:span text:style-name="T1"> </text:span>auf<text:span text:style-name="T1"> </text:span>dem<text:span text:style-name="T1"> </text:span>lokalen<text:span text:style-name="T1"> </text:span>Rechner,<text:span text:style-name="T1"> </text:span>beziehungsweise<text:span text:style-name="T1"> </text:span>auf<text:span text:style-name="T1"> </text:span>einem<text:span text:style-name="T1"> </text:span>gehosteten<text:span text:style-name="T1"> </text:span>Webserver<text:span text:style-name="T1"> </text:span>installiert.</text:p>
      <text:p text:style-name="P5">Nach<text:span text:style-name="T1"> </text:span>Verabschiedung<text:span text:style-name="T1"> </text:span>des<text:span text:style-name="T1"> </text:span>Projektauftrages<text:span text:style-name="T1"> </text:span>definierte<text:span text:style-name="T1"> </text:span>das<text:span text:style-name="T1"> </text:span>Team<text:span text:style-name="T1"> </text:span>die<text:span text:style-name="T1"> </text:span>Teilziele<text:span text:style-name="T1"> </text:span>und<text:span text:style-name="T1"> </text:span>Anwendungsfälle.</text:p>
      <text:p text:style-name="P5">Als<text:span text:style-name="T1"> </text:span>Teil<text:span text:style-name="T1"> </text:span>der<text:span text:style-name="T1"> </text:span>Machbarkeitsstudie<text:span text:style-name="T1"> </text:span>wurde<text:span text:style-name="T1"> </text:span>der<text:span text:style-name="T1"> </text:span>Beschluss<text:span text:style-name="T1"> </text:span>gefasst,<text:span text:style-name="T1"> </text:span>einen<text:span text:style-name="T1"> </text:span>Prototypen<text:span text:style-name="T1"> </text:span>zu<text:span text:style-name="T1"> </text:span>entwickeln.</text:p>
      <text:p text:style-name="P5">In<text:span text:style-name="T1"> </text:span>den<text:span text:style-name="T1"> </text:span>darauf<text:span text:style-name="T1"> </text:span>folgenden<text:span text:style-name="T1"> </text:span>Wochen<text:span text:style-name="T1"> </text:span>wurde<text:span text:style-name="T1"> </text:span>der<text:span text:style-name="T1"> </text:span>Prototyp<text:span text:style-name="T1"> </text:span>entworfen<text:span text:style-name="T1"> </text:span>und<text:span text:style-name="T1"> </text:span>einzelne<text:span text:style-name="T1"> </text:span>Basis-Klassen<text:span text:style-name="T1"> </text:span>implementiert.</text:p>
      <text:p text:style-name="P5"/>
      <text:p text:style-name="P6">1.1<text:span text:style-name="T1"> </text:span>Bewertung</text:p>
      <text:p text:style-name="P5"/>
      <text:p text:style-name="P5">Das<text:span text:style-name="T1"> </text:span>Projekt<text:span text:style-name="T1"> </text:span>verlief<text:span text:style-name="T1"> </text:span>bis<text:span text:style-name="T1"> </text:span>an<text:span text:style-name="T1"> </text:span>hin<text:span text:style-name="T1"> </text:span>planmässig.<text:span text:style-name="T1"> </text:span>Besonders<text:span text:style-name="T1"> </text:span>in<text:span text:style-name="T1"> </text:span>den<text:span text:style-name="T1"> </text:span>wöchentlich<text:span text:style-name="T1"> </text:span>durchgeführten<text:span text:style-name="T1"> </text:span>Online-Treffen<text:span text:style-name="T1"> </text:span>wurde<text:span text:style-name="T1"> </text:span>ersichtlich,<text:span text:style-name="T1"> </text:span>dass<text:span text:style-name="T1"> </text:span>das<text:span text:style-name="T1"> </text:span>Team<text:span text:style-name="T1"> </text:span>begeistert<text:span text:style-name="T1"> </text:span>bei<text:span text:style-name="T1"> </text:span>der<text:span text:style-name="T1"> </text:span>Projektarbeit<text:span text:style-name="T1"> </text:span>war<text:span text:style-name="T1"> </text:span>und<text:span text:style-name="T1"> </text:span>viele<text:span text:style-name="T1"> </text:span>Ideen<text:span text:style-name="T1"> </text:span>einbrachte.</text:p>
      <text:p text:style-name="P3">Beim<text:span text:style-name="T1"> </text:span>Entwurf<text:span text:style-name="T1"> </text:span>des<text:span text:style-name="T1"> </text:span>Prototypen<text:span text:style-name="T1"> </text:span>wurde<text:span text:style-name="T1"> </text:span>das<text:span text:style-name="T1"> </text:span>Konzept<text:span text:style-name="T1"> </text:span>der<text:span text:style-name="T1"> „</text:span>Virtualisierung<text:span text:style-name="T1">“ </text:span>verfolgt,<text:span text:style-name="T1"> </text:span>um<text:span text:style-name="T1"> </text:span>die<text:span text:style-name="T1"> </text:span>Heterogenität<text:span text:style-name="T1"> </text:span>der<text:span text:style-name="T1"> </text:span>Web-Datenquellen<text:span text:style-name="T1"> </text:span>hinter<text:span text:style-name="T1"> </text:span>einer<text:span text:style-name="T1"> </text:span>Abstraktionsschicht<text:span text:style-name="T1"> </text:span>zu<text:span text:style-name="T1"> </text:span>verbergen.</text:p>
      <text:p text:style-name="P3">Dieses<text:span text:style-name="T1"> </text:span>Konzept<text:span text:style-name="T1"> </text:span>legte<text:span text:style-name="T1"> </text:span>die<text:span text:style-name="T1"> </text:span>Basis<text:span text:style-name="T1"> </text:span>für<text:span text:style-name="T1"> </text:span>die<text:span text:style-name="T1"> </text:span>weitere<text:span text:style-name="T1"> </text:span>Entwicklung.</text:p>
      <text:p text:style-name="P3"/>
      <text:p text:style-name="P17">2.<text:span text:style-name="T1"> </text:span>Termine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4">Bezeichnung</text:p>
          </table:table-cell>
          <table:table-cell table:style-name="Tabelle1.A1" office:value-type="string">
            <text:p text:style-name="P24">Status</text:p>
          </table:table-cell>
          <table:table-cell table:style-name="Tabelle1.A1" office:value-type="string">
            <text:p text:style-name="P24">Deadline</text:p>
          </table:table-cell>
        </table:table-row>
        <table:table-row table:style-name="Tabelle1.1">
          <table:table-cell table:style-name="Tabelle1.A1" office:value-type="string">
            <text:p text:style-name="P23">Projektidee<text:span text:style-name="T1"> </text:span>fixieren</text:p>
          </table:table-cell>
          <table:table-cell table:style-name="Tabelle1.A1" office:value-type="string">
            <text:p text:style-name="P23">erledigt</text:p>
          </table:table-cell>
          <table:table-cell table:style-name="Tabelle1.A1" office:value-type="string">
            <text:p text:style-name="P23">26.08.11</text:p>
          </table:table-cell>
        </table:table-row>
        <table:table-row table:style-name="Tabelle1.1">
          <table:table-cell table:style-name="Tabelle1.A1" office:value-type="string">
            <text:p text:style-name="P23">Kommunikation<text:span text:style-name="T1"> </text:span>etablieren</text:p>
          </table:table-cell>
          <table:table-cell table:style-name="Tabelle1.A1" office:value-type="string">
            <text:p text:style-name="P23">erledigt</text:p>
          </table:table-cell>
          <table:table-cell table:style-name="Tabelle1.A1" office:value-type="string">
            <text:p text:style-name="P23">02.09.11</text:p>
          </table:table-cell>
        </table:table-row>
        <table:table-row table:style-name="Tabelle1.1">
          <table:table-cell table:style-name="Tabelle1.A1" office:value-type="string">
            <text:p text:style-name="P23">Anwendungsfälle<text:span text:style-name="T1"> </text:span>aufzeichnen</text:p>
          </table:table-cell>
          <table:table-cell table:style-name="Tabelle1.A1" office:value-type="string">
            <text:p text:style-name="P23">erledigt</text:p>
          </table:table-cell>
          <table:table-cell table:style-name="Tabelle1.A1" office:value-type="string">
            <text:p text:style-name="P23">05.09.11</text:p>
          </table:table-cell>
        </table:table-row>
        <table:table-row table:style-name="Tabelle1.1">
          <table:table-cell table:style-name="Tabelle1.A1" office:value-type="string">
            <text:p text:style-name="P23">Anforderungen<text:span text:style-name="T1"> </text:span>und<text:span text:style-name="T1"> </text:span>Teilziele<text:span text:style-name="T1"> </text:span>festlegen</text:p>
          </table:table-cell>
          <table:table-cell table:style-name="Tabelle1.A1" office:value-type="string">
            <text:p text:style-name="P23">erledigt</text:p>
          </table:table-cell>
          <table:table-cell table:style-name="Tabelle1.A1" office:value-type="string">
            <text:p text:style-name="P23">09.09.11</text:p>
          </table:table-cell>
        </table:table-row>
        <table:table-row table:style-name="Tabelle1.1">
          <table:table-cell table:style-name="Tabelle1.A1" office:value-type="string">
            <text:p text:style-name="P23">Prototyp<text:span text:style-name="T1"> </text:span>entwerfen</text:p>
          </table:table-cell>
          <table:table-cell table:style-name="Tabelle1.A1" office:value-type="string">
            <text:p text:style-name="P23">erledigt</text:p>
          </table:table-cell>
          <table:table-cell table:style-name="Tabelle1.A1" office:value-type="string">
            <text:p text:style-name="P23">16.09.11</text:p>
          </table:table-cell>
        </table:table-row>
        <table:table-row table:style-name="Tabelle1.1">
          <table:table-cell table:style-name="Tabelle1.A1" office:value-type="string">
            <text:p text:style-name="P23">Prototyp<text:span text:style-name="T1"> </text:span>implementier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30.09.11</text:p>
          </table:table-cell>
        </table:table-row>
        <table:table-row table:style-name="Tabelle1.1">
          <table:table-cell table:style-name="Tabelle1.A1" office:value-type="string">
            <text:p text:style-name="P23">Prototyp<text:span text:style-name="T1"> </text:span>analysier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07.10.11</text:p>
          </table:table-cell>
        </table:table-row>
        <table:table-row table:style-name="Tabelle1.1">
          <table:table-cell table:style-name="Tabelle1.A1" office:value-type="string">
            <text:p text:style-name="P23">Kernsystem<text:span text:style-name="T1"> </text:span>(1.<text:span text:style-name="T1"> </text:span>Inkrement)<text:span text:style-name="T1"> </text:span>entwerf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21.10.11</text:p>
          </table:table-cell>
        </table:table-row>
        <table:table-row table:style-name="Tabelle1.1">
          <table:table-cell table:style-name="Tabelle1.A1" office:value-type="string">
            <text:p text:style-name="P23">Kernsystem<text:span text:style-name="T1"> </text:span>implementier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28.10.11</text:p>
          </table:table-cell>
        </table:table-row>
        <table:table-row table:style-name="Tabelle1.1">
          <table:table-cell table:style-name="Tabelle1.A1" office:value-type="string">
            <text:p text:style-name="P23">Kernsystem<text:span text:style-name="T1"> </text:span>test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04.11.11</text:p>
          </table:table-cell>
        </table:table-row>
        <table:table-row table:style-name="Tabelle1.1">
          <table:table-cell table:style-name="Tabelle1.A1" office:value-type="string">
            <text:p text:style-name="P23">Gesamtsystem<text:span text:style-name="T1"> </text:span>(2.<text:span text:style-name="T1"> </text:span>Inkrement)<text:span text:style-name="T1"> </text:span>entwerf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18.11.11</text:p>
          </table:table-cell>
        </table:table-row>
        <table:table-row table:style-name="Tabelle1.1">
          <table:table-cell table:style-name="Tabelle1.A1" office:value-type="string">
            <text:p text:style-name="P23">Gesamtsystem<text:span text:style-name="T1"> </text:span>implementier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02.12.11</text:p>
          </table:table-cell>
        </table:table-row>
        <table:table-row table:style-name="Tabelle1.1">
          <table:table-cell table:style-name="Tabelle1.A1" office:value-type="string">
            <text:p text:style-name="P23">Gesamtsystem<text:span text:style-name="T1"> </text:span>testen<text:span text:style-name="T1"> </text:span>und<text:span text:style-name="T1"> </text:span>Bugs<text:span text:style-name="T1"> </text:span>beheben</text:p>
          </table:table-cell>
          <table:table-cell table:style-name="Tabelle1.A1" office:value-type="string">
            <text:p text:style-name="P23">offen</text:p>
          </table:table-cell>
          <table:table-cell table:style-name="Tabelle1.A1" office:value-type="string">
            <text:p text:style-name="P23">16.12.11</text:p>
          </table:table-cell>
        </table:table-row>
      </table:table>
      <text:p text:style-name="P12"/>
      <text:p text:style-name="P6">2.1<text:span text:style-name="T1"> </text:span>Bewertung</text:p>
      <text:p text:style-name="P7"/>
      <text:p text:style-name="P7">Status:<text:span text:style-name="T1"> </text:span>planmässig</text:p>
      <text:p text:style-name="P7">Besonderen<text:span text:style-name="T1"> </text:span>Wert<text:span text:style-name="T1"> </text:span>wurde<text:span text:style-name="T1"> </text:span>auf<text:span text:style-name="T1"> </text:span>einen<text:span text:style-name="T1"> </text:span>klaren<text:span text:style-name="T1"> </text:span>und<text:span text:style-name="T1"> </text:span>vollständigen<text:span text:style-name="T1"> </text:span>Entwurf<text:span text:style-name="T1"> </text:span>des<text:span text:style-name="T1"> </text:span>Prototypen<text:span text:style-name="T1"> </text:span>gelegt,<text:span text:style-name="T1"> </text:span>um<text:span text:style-name="T1"> </text:span>die<text:span text:style-name="T1"> </text:span>Implementierungszeit<text:span text:style-name="T1"> </text:span>zu<text:span text:style-name="T1"> </text:span>verkürzen<text:span text:style-name="T1"> </text:span>und<text:span text:style-name="T1"> </text:span>die<text:span text:style-name="T1"> </text:span>Qualität<text:span text:style-name="T1"> </text:span>zu<text:span text:style-name="T1"> </text:span>sichern.</text:p>
      <text:p text:style-name="P7"/>
      <text:p text:style-name="P11">3.<text:span text:style-name="T1"> </text:span>Lieferobjekte</text:p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4">Bezeichnung</text:p>
          </table:table-cell>
          <table:table-cell table:style-name="Tabelle2.A1" office:value-type="string">
            <text:p text:style-name="P24">Status</text:p>
          </table:table-cell>
          <table:table-cell table:style-name="Tabelle2.A1" office:value-type="string">
            <text:p text:style-name="P24">Deadline</text:p>
          </table:table-cell>
        </table:table-row>
        <table:table-row table:style-name="Tabelle2.1">
          <table:table-cell table:style-name="Tabelle2.A1" office:value-type="string">
            <text:p text:style-name="P23">Projektauftrag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02.09.11</text:p>
          </table:table-cell>
        </table:table-row>
        <table:table-row table:style-name="Tabelle2.1">
          <table:table-cell table:style-name="Tabelle2.A1" office:value-type="string">
            <text:p text:style-name="P23">grober<text:span text:style-name="T1"> </text:span>Projektstrukturplan<text:span text:style-name="T1"> </text:span>(wird<text:span text:style-name="T1"> </text:span>mit<text:span text:style-name="T1"> </text:span>der<text:span text:style-name="T1"> </text:span>Zeit<text:span text:style-name="T1"> </text:span>detaillierter)</text:p>
          </table:table-cell>
          <table:table-cell table:style-name="Tabelle2.A1" office:value-type="string">
            <text:p text:style-name="P23">(erledigt)</text:p>
          </table:table-cell>
          <table:table-cell table:style-name="Tabelle2.A1" office:value-type="string">
            <text:p text:style-name="P23">02.09.11</text:p>
          </table:table-cell>
        </table:table-row>
        <table:table-row table:style-name="Tabelle2.1">
          <table:table-cell table:style-name="Tabelle2.A1" office:value-type="string">
            <text:p text:style-name="P23">Systemidee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02.09.11</text:p>
          </table:table-cell>
        </table:table-row>
        <table:table-row table:style-name="Tabelle2.1">
          <table:table-cell table:style-name="Tabelle2.A1" office:value-type="string">
            <text:p text:style-name="P23">Systemanwendungsfälle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05.09.11</text:p>
          </table:table-cell>
        </table:table-row>
        <table:table-row table:style-name="Tabelle2.1">
          <table:table-cell table:style-name="Tabelle2.A1" office:value-type="string">
            <text:p text:style-name="P23">Lösungsansatz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09.09.11</text:p>
          </table:table-cell>
        </table:table-row>
        <table:table-row table:style-name="Tabelle2.1">
          <table:table-cell table:style-name="Tabelle2.A1" office:value-type="string">
            <text:p text:style-name="P23">Softwarearchitektur<text:span text:style-name="T1"> </text:span>(Prototyp)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16.09.11</text:p>
          </table:table-cell>
        </table:table-row>
        <table:table-row table:style-name="Tabelle2.1">
          <table:table-cell table:style-name="Tabelle2.A1" office:value-type="string">
            <text:p text:style-name="P23">Klassenmodelle<text:span text:style-name="T1"> </text:span>(Prototyp)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16.09.11</text:p>
          </table:table-cell>
        </table:table-row>
        <table:table-row table:style-name="Tabelle2.1">
          <table:table-cell table:style-name="Tabelle2.A1" office:value-type="string">
            <text:p text:style-name="P23">Coderichtlinien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16.09.11</text:p>
          </table:table-cell>
        </table:table-row>
        <table:table-row table:style-name="Tabelle2.1">
          <table:table-cell table:style-name="Tabelle2.A1" office:value-type="string">
            <text:p text:style-name="P23">1.<text:span text:style-name="T1"> </text:span>Statusbericht<text:span text:style-name="T1"> </text:span>(vorliegendes<text:span text:style-name="T1"> </text:span>Dokument)</text:p>
          </table:table-cell>
          <table:table-cell table:style-name="Tabelle2.A1" office:value-type="string">
            <text:p text:style-name="P23">erledigt</text:p>
          </table:table-cell>
          <table:table-cell table:style-name="Tabelle2.A1" office:value-type="string">
            <text:p text:style-name="P23">20.09.11</text:p>
          </table:table-cell>
        </table:table-row>
        <table:table-row table:style-name="Tabelle2.1">
          <table:table-cell table:style-name="Tabelle2.A1" office:value-type="string">
            <text:p text:style-name="P23">Softwarearchitektur<text:span text:style-name="T1"> </text:span>(1.<text:span text:style-name="T1"> </text:span>Inkrement)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14.10.11</text:p>
          </table:table-cell>
        </table:table-row>
        <table:table-row table:style-name="Tabelle2.1">
          <table:table-cell table:style-name="Tabelle2.A1" office:value-type="string">
            <text:p text:style-name="P23">Klassenmodelle<text:span text:style-name="T1"> </text:span>(1.<text:span text:style-name="T1"> </text:span>Inkrement)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21.10.11</text:p>
          </table:table-cell>
        </table:table-row>
        <table:table-row table:style-name="Tabelle2.1">
          <table:table-cell table:style-name="Tabelle2.A1" office:value-type="string">
            <text:p text:style-name="P23">2.<text:span text:style-name="T1"> </text:span>Statusbericht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15.11.11</text:p>
          </table:table-cell>
        </table:table-row>
        <table:table-row table:style-name="Tabelle2.1">
          <table:table-cell table:style-name="Tabelle2.A1" office:value-type="string">
            <text:p text:style-name="P23">Softwarearchitektur<text:span text:style-name="T1"> </text:span>(2.<text:span text:style-name="T1"> </text:span>Inkrement)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15.11.11</text:p>
          </table:table-cell>
        </table:table-row>
        <table:table-row table:style-name="Tabelle2.1">
          <table:table-cell table:style-name="Tabelle2.A1" office:value-type="string">
            <text:p text:style-name="P23">Klassenmodelle<text:span text:style-name="T1"> </text:span>(2.<text:span text:style-name="T1"> </text:span>Inkrement)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18.11.11</text:p>
          </table:table-cell>
        </table:table-row>
        <table:table-row table:style-name="Tabelle2.1">
          <table:table-cell table:style-name="Tabelle2.A1" office:value-type="string">
            <text:p text:style-name="P23">Domänenmodell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01.12.11</text:p>
          </table:table-cell>
        </table:table-row>
        <table:table-row table:style-name="Tabelle2.1">
          <table:table-cell table:style-name="Tabelle2.A1" office:value-type="string">
            <text:p text:style-name="P23">Systemablaufmodelle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01.12.11</text:p>
          </table:table-cell>
        </table:table-row>
        <table:table-row table:style-name="Tabelle2.1">
          <table:table-cell table:style-name="Tabelle2.A1" office:value-type="string">
            <text:p text:style-name="P23">Schnittstellenbeschreibung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01.12.11</text:p>
          </table:table-cell>
        </table:table-row>
        <table:table-row table:style-name="Tabelle2.1">
          <table:table-cell table:style-name="Tabelle2.A1" office:value-type="string">
            <text:p text:style-name="P23">Datenmodell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01.12.11</text:p>
          </table:table-cell>
        </table:table-row>
        <table:table-row table:style-name="Tabelle2.1">
          <table:table-cell table:style-name="Tabelle2.A1" office:value-type="string">
            <text:p text:style-name="P23">Dynamische<text:span text:style-name="T1"> </text:span>Modelle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01.12.11</text:p>
          </table:table-cell>
        </table:table-row>
        <table:table-row table:style-name="Tabelle2.1">
          <table:table-cell table:style-name="Tabelle2.A1" office:value-type="string">
            <text:p text:style-name="P23">Testkonzept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01.12.11</text:p>
          </table:table-cell>
        </table:table-row>
        <table:table-row table:style-name="Tabelle2.1">
          <table:table-cell table:style-name="Tabelle2.A1" office:value-type="string">
            <text:p text:style-name="P23">GUI-Spezifikationen</text:p>
          </table:table-cell>
          <table:table-cell table:style-name="Tabelle2.A1" office:value-type="string">
            <text:p text:style-name="P23">offen</text:p>
          </table:table-cell>
          <table:table-cell table:style-name="Tabelle2.A1" office:value-type="string">
            <text:p text:style-name="P23">01.12.11</text:p>
          </table:table-cell>
        </table:table-row>
      </table:table>
      <text:p text:style-name="Standard"/>
      <text:p text:style-name="P8">3.1<text:span text:style-name="T1"> </text:span>Bewertung</text:p>
      <text:p text:style-name="P8"/>
      <text:p text:style-name="P1">Status:<text:span text:style-name="T1"> </text:span>planmässig</text:p>
      <text:p text:style-name="P1">Für<text:span text:style-name="T1"> </text:span>die<text:span text:style-name="T1"> </text:span>Software-Entwürfe<text:span text:style-name="T1"> </text:span>wurden<text:span text:style-name="T1"> </text:span>UML-Klassendiagramme<text:span text:style-name="T1"> </text:span>als<text:span text:style-name="T1"> </text:span>bevorzugtes<text:span text:style-name="T1"> </text:span>Mittel<text:span text:style-name="T1"> </text:span>eingesetzt.</text:p>
      <text:p text:style-name="P9"/>
      <text:p text:style-name="P18">4.<text:span text:style-name="T1"> </text:span>Qualität</text:p>
      <text:p text:style-name="P8"/>
      <text:p text:style-name="P1">Status:<text:span text:style-name="T1"> </text:span>planmässig</text:p>
      <text:p text:style-name="P1">Das<text:span text:style-name="T1"> </text:span>Know-how<text:span text:style-name="T1"> </text:span>des<text:span text:style-name="T1"> </text:span>Teams<text:span text:style-name="T1"> </text:span>wurde<text:span text:style-name="T1"> </text:span>gebündelt,<text:span text:style-name="T1"> </text:span>um<text:span text:style-name="T1"> </text:span>Design-Fehler<text:span text:style-name="T1"> </text:span>frühzeitig<text:span text:style-name="T1"> </text:span>zu<text:span text:style-name="T1"> </text:span>erkennen.</text:p>
      <text:p text:style-name="P1">Durch<text:span text:style-name="T1"> </text:span>strenge<text:span text:style-name="T1"> </text:span>Richtlinien<text:span text:style-name="T1"> </text:span>beim<text:span text:style-name="T1"> </text:span>Entwurf<text:span text:style-name="T1"> </text:span>des<text:span text:style-name="T1"> </text:span>Klassendesigns<text:span text:style-name="T1"> </text:span>konnte<text:span text:style-name="T1"> </text:span>die<text:span text:style-name="T1"> </text:span>Qualität<text:span text:style-name="T1"> </text:span>stetig<text:span text:style-name="T1"> </text:span>verbessert<text:span text:style-name="T1"> </text:span>werden.</text:p>
      <text:p text:style-name="P8"/>
      <text:p text:style-name="P9">5.<text:span text:style-name="T1"> </text:span>andere<text:span text:style-name="T1"> </text:span>Probleme</text:p>
      <text:p text:style-name="P8"/>
      <text:p text:style-name="P1">Das<text:span text:style-name="T1"> </text:span>Synchronisieren<text:span text:style-name="T1"> </text:span>und<text:span text:style-name="T1"> </text:span>Committen<text:span text:style-name="T1"> </text:span>des<text:span text:style-name="T1"> </text:span>Quellcodes<text:span text:style-name="T1"> </text:span>in<text:span text:style-name="T1"> </text:span>das<text:span text:style-name="T1"> </text:span>Git-Repository<text:span text:style-name="T1"> </text:span>bereitete<text:span text:style-name="T1"> </text:span>anfangs<text:span text:style-name="T1"> </text:span>Probleme.<text:span text:style-name="T1"> </text:span>Aber<text:span text:style-name="T1"> </text:span>diese<text:span text:style-name="T1"> </text:span>konnten<text:span text:style-name="T1"> </text:span>mit<text:span text:style-name="T1"> </text:span>etwas<text:span text:style-name="T1"> </text:span>Übung<text:span text:style-name="T1"> </text:span>behoben<text:span text:style-name="T1"> </text:span>werden.<text:span text:style-name="T1"> </text:span></text:p>
      <text:p text:style-name="P4"/>
      <text:p text:style-name="P11">6.<text:span text:style-name="T1"> </text:span>Nächste<text:span text:style-name="T1"> </text:span>Schritte</text:p>
      <text:p text:style-name="P4"/>
      <text:p text:style-name="P7">Der<text:span text:style-name="T1"> </text:span>nächste<text:span text:style-name="T1"> </text:span>Schritt<text:span text:style-name="T1"> </text:span>ist<text:span text:style-name="T1"> </text:span>die<text:span text:style-name="T1"> </text:span>Fertigstellung<text:span text:style-name="T1"> </text:span>des<text:span text:style-name="T1"> </text:span>Prototypen.</text:p>
      <text:p text:style-name="P7">Dieser<text:span text:style-name="T1"> </text:span>Meilenstein<text:span text:style-name="T1"> </text:span>ist<text:span text:style-name="T1"> </text:span>sehr<text:span text:style-name="T1"> </text:span>wichtig,<text:span text:style-name="T1"> </text:span>da<text:span text:style-name="T1"> </text:span>er<text:span text:style-name="T1"> </text:span>nicht<text:span text:style-name="T1"> </text:span>nur<text:span text:style-name="T1"> </text:span>Aufschluss<text:span text:style-name="T1"> </text:span>über<text:span text:style-name="T1"> </text:span>die<text:span text:style-name="T1"> </text:span>technische<text:span text:style-name="T1"> </text:span>Machbarkeit,<text:span text:style-name="T1"> </text:span>sondern<text:span text:style-name="T1"> </text:span>auch<text:span text:style-name="T1"> </text:span>die<text:span text:style-name="T1"> </text:span>Stärken<text:span text:style-name="T1"> </text:span>und<text:span text:style-name="T1"> </text:span>Schwächen<text:span text:style-name="T1"> </text:span>bei<text:span text:style-name="T1"> </text:span>der<text:span text:style-name="T1"> </text:span>Teamarbeit<text:span text:style-name="T1"> </text:span>aufzeigen<text:span text:style-name="T1"> </text:span>wird.</text:p>
      <text:p text:style-name="P7">Allfällige<text:span text:style-name="T1"> </text:span>Schwachpunkte<text:span text:style-name="T1"> </text:span>können<text:span text:style-name="T1"> </text:span>dann<text:span text:style-name="T1"> </text:span>rechtzeitig<text:span text:style-name="T1"> </text:span>korrigiert<text:span text:style-name="T1"> </text:span>werden,<text:span text:style-name="T1"> </text:span>um<text:span text:style-name="T1"> </text:span>das<text:span text:style-name="T1"> </text:span>Endprodukt<text:span text:style-name="T1"> </text:span>erfolgreich<text:span text:style-name="T1"> </text:span>zu<text:span text:style-name="T1"> </text:span>implementieren.</text:p>
      <text:p text:style-name="P7"/>
      <text:p text:style-name="P11">7.<text:span text:style-name="T1"> </text:span>aktualisierte<text:span text:style-name="T1"> </text:span>Rollenorganisation</text:p>
      <text:p text:style-name="P7"/>
      <text:p text:style-name="P19">Alexander<text:span text:style-name="T1"> </text:span>Matt<text:span text:style-name="T1"> </text:span>(Projektleiter)</text:p>
      <text:p text:style-name="P19">Joël<text:span text:style-name="T1"> </text:span>Poyet<text:span text:style-name="T1"> </text:span>(Projektmitarbeiter)</text:p>
      <text:p text:style-name="P19">Jan<text:span text:style-name="T1"> </text:span>Wild<text:span text:style-name="T1"> </text:span>(Projektmitarbeiter)</text:p>
      <text:p text:style-name="P20">Malte<text:span text:style-name="T1"> </text:span>Wintner<text:span text:style-name="T1"> </text:span>(Auftraggeber)</text:p>
      <text:p text:style-name="P7"/>
      <text:p text:style-name="P11">8.<text:span text:style-name="T1"> </text:span>Vorgehensmodell</text:p>
      <text:p text:style-name="P7"/>
      <text:p text:style-name="P7">Das<text:span text:style-name="T1"> </text:span>Team<text:span text:style-name="T1"> </text:span>entschied<text:span text:style-name="T1"> </text:span>sich<text:span text:style-name="T1"> </text:span>für<text:span text:style-name="T1"> </text:span>eine<text:span text:style-name="T1"> </text:span>inkrementelle<text:span text:style-name="T1"> </text:span>Entwicklung,<text:span text:style-name="T1"> </text:span>um<text:span text:style-name="T1"> </text:span>die<text:span text:style-name="T1"> </text:span>Komplexität<text:span text:style-name="T1"> </text:span>zu<text:span text:style-name="T1"> </text:span>reduzieren.</text:p>
      <text:p text:style-name="P7">Geplant<text:span text:style-name="T1"> </text:span>wurden<text:span text:style-name="T1"> </text:span>zwei<text:span text:style-name="T1"> </text:span>Inkremente,<text:span text:style-name="T1"> </text:span>wobei<text:span text:style-name="T1"> </text:span>für<text:span text:style-name="T1"> </text:span>das<text:span text:style-name="T1"> </text:span>Kernsystem<text:span text:style-name="T1"> </text:span>(1.<text:span text:style-name="T1"> </text:span>Inkrement)<text:span text:style-name="T1"> </text:span>zuerst<text:span text:style-name="T1"> </text:span>ein<text:span text:style-name="T1"> </text:span>Prototyp<text:span text:style-name="T1"> </text:span>entworfen<text:span text:style-name="T1"> </text:span>wurde.</text:p>
      <text:p text:style-name="P7"/>
      <text:p text:style-name="P7">Die<text:span text:style-name="T1"> </text:span>Qualität<text:span text:style-name="T1"> </text:span>des<text:span text:style-name="T1"> </text:span>Prototypen<text:span text:style-name="T1"> </text:span>wird<text:span text:style-name="T1"> </text:span>voraussichtlich<text:span text:style-name="T1"> </text:span>schon<text:span text:style-name="T1"> </text:span>sehr<text:span text:style-name="T1"> </text:span>nahe<text:span text:style-name="T1"> </text:span>an<text:span text:style-name="T1"> </text:span>das<text:span text:style-name="T1"> </text:span>endgültige<text:span text:style-name="T1"> </text:span>Kernsystem<text:span text:style-name="T1"> </text:span>heran<text:span text:style-name="T1"> </text:span>kommen.</text:p>
      <text:p text:style-name="P7">Die<text:span text:style-name="T1"> </text:span>anstehende<text:span text:style-name="T1"> </text:span>Programmierung<text:span text:style-name="T1"> </text:span>wird<text:span text:style-name="T1"> </text:span>von<text:span text:style-name="T1"> </text:span>gegenseitigem<text:span text:style-name="T1"> </text:span>Code<text:span text:style-name="T1"> </text:span>Review<text:span text:style-name="T1"> </text:span>begleitet,<text:span text:style-name="T1"> </text:span>um<text:span text:style-name="T1"> </text:span>allfällige<text:span text:style-name="T1"> </text:span>Fehler<text:span text:style-name="T1"> </text:span>frühzeitig<text:span text:style-name="T1"> </text:span>zu<text:span text:style-name="T1"> </text:span>erkennen<text:span text:style-name="T1"> </text:span>und<text:span text:style-name="T1"> </text:span>eine<text:span text:style-name="T1"> </text:span>einheitliche<text:span text:style-name="T1"> </text:span>Codierung<text:span text:style-name="T1"> </text:span>zu<text:span text:style-name="T1"> </text:span>errei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Arial" svg:font-family="Arial" style:font-family-generic="swiss"/>
    <style:font-face style:name="Lucida Sans Unicode1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de" fo:country="CH" style:letter-kerning="true" style:font-name-asian="Lucida Sans Unicode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-Absatz-Standardschriftart111111111111" style:family="text"/>
    <style:style style:name="WW-Absatz-Standardschriftart1111111111111" style:family="text"/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nzeichen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10pt" style:font-size-asian="10pt" style:font-name-complex="Arial1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style:font-name-asian="Arial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Arial1"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5cm" fo:margin-bottom="0.806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05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21.09.2011<text:span text:style-name="MT1"> </text:span>-<text:span text:style-name="MT1"> </text:span>FFHS<text:span text:style-name="MT1"> </text:span>-<text:span text:style-name="MT1"> </text:span>BSc<text:span text:style-name="MT1"> </text:span>INF<text:span text:style-name="MT1"> </text:span>2009<text:span text:style-name="MT1"> </text:span>ZH1<text:span text:style-name="MT1"> – </text:span>Modul<text:span text:style-name="MT1"> </text:span>PA<text:span text:style-name="MT1"> – </text:span>Die<text:span text:style-name="MT1"> </text:span>Häkler</text:p>
      </style:header>
      <style:footer>
        <text:p text:style-name="MP2"><text:span text:style-name="MT2"><text:page-number text:select-page="current">3</text:page-number></text:span><text:span text:style-name="MT3">/</text:span><text:span text:style-name="MT2"><text:page-count style:num-format="1">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03-14T08:22:30</meta:creation-date>
    <dc:creator>Malte </dc:creator>
    <dc:date>2011-03-25T08:23:00</dc:date>
    <meta:editing-cycles>250</meta:editing-cycles>
    <meta:editing-duration>P2DT6H56M55S</meta:editing-duration>
    <meta:document-statistic meta:table-count="2" meta:image-count="0" meta:object-count="0" meta:page-count="3" meta:paragraph-count="162" meta:word-count="652" meta:character-count="5172" meta:non-whitespace-character-count="4681"/>
    <meta:generator>LibreOffice/3.4$Win32 LibreOffice_project/340m1$Build-302</meta:generator>
    <meta:user-defined meta:name="Info 1"/>
    <meta:user-defined meta:name="Info 2"/>
    <meta:user-defined meta:name="Info 3"/>
    <meta:user-defined meta:name="Info 4"/>
  </office:meta>
</office:document-meta>
</file>